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3d01" officeooo:paragraph-rsid="000a82cf"/>
    </style:style>
    <style:style style:name="P2" style:family="paragraph" style:parent-style-name="Standard">
      <style:text-properties officeooo:rsid="000a82cf" officeooo:paragraph-rsid="000a82cf"/>
    </style:style>
    <style:style style:name="T1" style:family="text">
      <style:text-properties officeooo:rsid="0008b75e"/>
    </style:style>
    <style:style style:name="T2" style:family="text">
      <style:text-properties officeooo:rsid="000a82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Pour commencer, j</text:span>’ai d’abord écrit <text:span text:style-name="T2">tout </text:span>le texte.</text:p>
      <text:p text:style-name="P1"><text:span text:style-name="T2">J’ai ensuite</text:span> mit les photos <text:span text:style-name="T2">et j’ai pour finir, mit tout le code HTML et le css.</text:span></text:p>
      <text:p text:style-name="P2">J’ai finalisé ensuite les derniers détail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16:46:55.670997959</meta:creation-date>
    <dc:date>2019-07-12T21:53:06.465049543</dc:date>
    <meta:editing-duration>PT4M2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3" meta:word-count="31" meta:character-count="172" meta:non-whitespace-character-count="144"/>
  </office:meta>
</office:document-meta>
</file>